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縣第1選舉區">
      <style:table-properties table:display="true" style:writing-mode="lr-tb"/>
    </style:style>
    <style:style style:name="ta2" style:family="table" style:master-page-name="PageStyle_5f_新竹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新竹縣第1選舉區候選人在各投開票所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劉復嵐</text:p>
            <text:p>台灣維新</text:p>
          </table:table-cell>
          <table:table-cell table:style-name="ce1" office:value-type="string" calcext:value-type="string" table:number-columns-spanned="1" table:number-rows-spanned="3">
            <text:p>(2)</text:p>
            <text:p>徐欣瑩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劉台穠</text:p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4)</text:p>
            <text:p>余筱菁</text:p>
            <text:p>台灣綠黨</text:p>
          </table:table-cell>
          <table:table-cell table:style-name="ce1" office:value-type="string" calcext:value-type="string" table:number-columns-spanned="1" table:number-rows-spanned="3">
            <text:p>(5)</text:p>
            <text:p>詹紀緹</text:p>
            <text:p>民主進步黨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84959" calcext:value-type="float">
            <text:p>84,959</text:p>
          </table:table-cell>
          <table:table-cell table:style-name="ce3" office:value-type="float" office:value="4610" calcext:value-type="float">
            <text:p>4,610</text:p>
          </table:table-cell>
          <table:table-cell table:style-name="ce3" office:value-type="float" office:value="15557" calcext:value-type="float">
            <text:p>15,557</text:p>
          </table:table-cell>
          <table:table-cell table:style-name="ce3" office:value-type="float" office:value="45445" calcext:value-type="float">
            <text:p>45,445</text:p>
          </table:table-cell>
          <table:table-cell table:style-name="ce3" office:value-type="float" office:value="151963" calcext:value-type="float">
            <text:p>151,963</text:p>
          </table:table-cell>
          <table:table-cell table:style-name="ce3" office:value-type="float" office:value="4282" calcext:value-type="float">
            <text:p>4,282</text:p>
          </table:table-cell>
          <table:table-cell table:style-name="ce3" office:value-type="float" office:value="156245" calcext:value-type="float">
            <text:p>156,2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6252" calcext:value-type="float">
            <text:p>156,252</text:p>
          </table:table-cell>
          <table:table-cell table:style-name="ce3" office:value-type="float" office:value="59015" calcext:value-type="float">
            <text:p>59,015</text:p>
          </table:table-cell>
          <table:table-cell table:style-name="ce3" office:value-type="float" office:value="215267" calcext:value-type="float">
            <text:p>215,267</text:p>
          </table:table-cell>
          <table:table-cell table:style-name="ce4" office:value-type="string" calcext:value-type="string">
            <text:p>72.5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竹北市</text:p>
          </table:table-cell>
          <table:table-cell table:style-name="ce2" table:number-columns-repeated="2"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2544" calcext:value-type="float">
            <text:p>12,544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8098" calcext:value-type="float">
            <text:p>8,098</text:p>
          </table:table-cell>
          <table:table-cell table:style-name="ce3" office:value-type="float" office:value="24079" calcext:value-type="float">
            <text:p>24,07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4844" calcext:value-type="float">
            <text:p>24,8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845" calcext:value-type="float">
            <text:p>24,845</text:p>
          </table:table-cell>
          <table:table-cell table:style-name="ce3" office:value-type="float" office:value="8388" calcext:value-type="float">
            <text:p>8,388</text:p>
          </table:table-cell>
          <table:table-cell table:style-name="ce3" office:value-type="float" office:value="33233" calcext:value-type="float">
            <text:p>33,233</text:p>
          </table:table-cell>
          <table:table-cell table:style-name="ce4" office:value-type="string" calcext:value-type="string">
            <text:p>74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3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5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74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74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2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2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5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4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8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73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78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5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4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6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5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麻園里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8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麻園里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72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6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6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4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白地里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76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白地里</text:p>
          </table:table-cell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2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港里</text:p>
          </table:table-cell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3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眉里</text:p>
          </table:table-cell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5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眉里</text:p>
          </table:table-cell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70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5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71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3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2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崇義里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0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崇義里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74.7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新埔鎮</text:p>
          </table:table-cell>
          <table:table-cell table:style-name="ce2" table:number-columns-repeated="2"/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1311" calcext:value-type="float">
            <text:p>11,311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6260" calcext:value-type="float">
            <text:p>6,260</text:p>
          </table:table-cell>
          <table:table-cell table:style-name="ce3" office:value-type="float" office:value="20300" calcext:value-type="float">
            <text:p>20,30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0926" calcext:value-type="float">
            <text:p>20,9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929" calcext:value-type="float">
            <text:p>20,929</text:p>
          </table:table-cell>
          <table:table-cell table:style-name="ce3" office:value-type="float" office:value="7818" calcext:value-type="float">
            <text:p>7,818</text:p>
          </table:table-cell>
          <table:table-cell table:style-name="ce3" office:value-type="float" office:value="28747" calcext:value-type="float">
            <text:p>28,747</text:p>
          </table:table-cell>
          <table:table-cell table:style-name="ce4" office:value-type="string" calcext:value-type="string">
            <text:p>72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2" office:value-type="float" office:value="220" calcext:value-type="float">
            <text:p>2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2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20" calcext:value-type="float">
            <text:p>520</text:p>
          </table:table-cell>
          <table:table-cell table:style-name="ce4" office:value-type="string" calcext:value-type="string">
            <text:p>75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float" office:value="222" calcext:value-type="float">
            <text:p>2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2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2" office:value-type="float" office:value="223" calcext:value-type="float">
            <text:p>2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5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2" office:value-type="float" office:value="224" calcext:value-type="float">
            <text:p>2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72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2" office:value-type="float" office:value="225" calcext:value-type="float">
            <text:p>2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5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2" office:value-type="float" office:value="226" calcext:value-type="float">
            <text:p>2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9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旱坑里</text:p>
          </table:table-cell>
          <table:table-cell table:style-name="ce2" office:value-type="float" office:value="227" calcext:value-type="float">
            <text:p>2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9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旱坑里</text:p>
          </table:table-cell>
          <table:table-cell table:style-name="ce2" office:value-type="float" office:value="228" calcext:value-type="float">
            <text:p>2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69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埔里</text:p>
          </table:table-cell>
          <table:table-cell table:style-name="ce2" office:value-type="float" office:value="229" calcext:value-type="float">
            <text:p>2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2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埔里</text:p>
          </table:table-cell>
          <table:table-cell table:style-name="ce2" office:value-type="float" office:value="230" calcext:value-type="float">
            <text:p>2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66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四座里</text:p>
          </table:table-cell>
          <table:table-cell table:style-name="ce2" office:value-type="float" office:value="231" calcext:value-type="float">
            <text:p>2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6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四座里</text:p>
          </table:table-cell>
          <table:table-cell table:style-name="ce2" office:value-type="float" office:value="232" calcext:value-type="float">
            <text:p>2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5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四座里</text:p>
          </table:table-cell>
          <table:table-cell table:style-name="ce2" office:value-type="float" office:value="233" calcext:value-type="float">
            <text:p>2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68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照門里</text:p>
          </table:table-cell>
          <table:table-cell table:style-name="ce2" office:value-type="float" office:value="234" calcext:value-type="float">
            <text:p>2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1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照門里</text:p>
          </table:table-cell>
          <table:table-cell table:style-name="ce2" office:value-type="float" office:value="235" calcext:value-type="float">
            <text:p>2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69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2" office:value-type="float" office:value="236" calcext:value-type="float">
            <text:p>2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74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鹿鳴里</text:p>
          </table:table-cell>
          <table:table-cell table:style-name="ce2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72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2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76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巨埔里</text:p>
          </table:table-cell>
          <table:table-cell table:style-name="ce2" office:value-type="float" office:value="239" calcext:value-type="float">
            <text:p>2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2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立里</text:p>
          </table:table-cell>
          <table:table-cell table:style-name="ce2" office:value-type="float" office:value="240" calcext:value-type="float">
            <text:p>2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69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寶石里</text:p>
          </table:table-cell>
          <table:table-cell table:style-name="ce2" office:value-type="float" office:value="241" calcext:value-type="float">
            <text:p>2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70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float" office:value="242" calcext:value-type="float">
            <text:p>2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69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float" office:value="243" calcext:value-type="float">
            <text:p>2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3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float" office:value="244" calcext:value-type="float">
            <text:p>2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2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float" office:value="245" calcext:value-type="float">
            <text:p>2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2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float" office:value="246" calcext:value-type="float">
            <text:p>2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80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style-name="ce2" office:value-type="float" office:value="247" calcext:value-type="float">
            <text:p>2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2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style-name="ce2" office:value-type="float" office:value="248" calcext:value-type="float">
            <text:p>2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67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2" office:value-type="float" office:value="249" calcext:value-type="float">
            <text:p>2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4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77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2" office:value-type="float" office:value="251" calcext:value-type="float">
            <text:p>2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68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float" office:value="252" calcext:value-type="float">
            <text:p>2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2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2" office:value-type="float" office:value="253" calcext:value-type="float">
            <text:p>2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72.8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關西鎮</text:p>
          </table:table-cell>
          <table:table-cell table:style-name="ce2" table:number-columns-repeated="2"/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938" calcext:value-type="float">
            <text:p>9,93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4301" calcext:value-type="float">
            <text:p>4,301</text:p>
          </table:table-cell>
          <table:table-cell table:style-name="ce3" office:value-type="float" office:value="16028" calcext:value-type="float">
            <text:p>16,02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6395" calcext:value-type="float">
            <text:p>16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95" calcext:value-type="float">
            <text:p>16,395</text:p>
          </table:table-cell>
          <table:table-cell table:style-name="ce3" office:value-type="float" office:value="6381" calcext:value-type="float">
            <text:p>6,381</text:p>
          </table:table-cell>
          <table:table-cell table:style-name="ce3" office:value-type="float" office:value="22776" calcext:value-type="float">
            <text:p>22,776</text:p>
          </table:table-cell>
          <table:table-cell table:style-name="ce4" office:value-type="string" calcext:value-type="string">
            <text:p>71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78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float" office:value="255" calcext:value-type="float">
            <text:p>2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5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72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雄里</text:p>
          </table:table-cell>
          <table:table-cell table:style-name="ce2" office:value-type="float" office:value="257" calcext:value-type="float">
            <text:p>2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5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斗里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4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斗里</text:p>
          </table:table-cell>
          <table:table-cell table:style-name="ce2" office:value-type="float" office:value="259" calcext:value-type="float">
            <text:p>2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2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斗里</text:p>
          </table:table-cell>
          <table:table-cell table:style-name="ce2" office:value-type="float" office:value="260" calcext:value-type="float">
            <text:p>2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68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山里</text:p>
          </table:table-cell>
          <table:table-cell table:style-name="ce2" office:value-type="float" office:value="261" calcext:value-type="float">
            <text:p>2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72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0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style-name="ce2" office:value-type="float" office:value="263" calcext:value-type="float">
            <text:p>2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68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float" office:value="264" calcext:value-type="float">
            <text:p>2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71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float" office:value="265" calcext:value-type="float">
            <text:p>2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41" calcext:value-type="float">
            <text:p>1,241</text:p>
          </table:table-cell>
          <table:table-cell table:style-name="ce4" office:value-type="string" calcext:value-type="string">
            <text:p>72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float" office:value="266" calcext:value-type="float">
            <text:p>2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1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2" office:value-type="float" office:value="267" calcext:value-type="float">
            <text:p>2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70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float" office:value="268" calcext:value-type="float">
            <text:p>2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0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2" office:value-type="float" office:value="269" calcext:value-type="float">
            <text:p>2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68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2" office:value-type="float" office:value="270" calcext:value-type="float">
            <text:p>2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66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2" office:value-type="float" office:value="271" calcext:value-type="float">
            <text:p>2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65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2" office:value-type="float" office:value="272" calcext:value-type="float">
            <text:p>2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68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錦山里</text:p>
          </table:table-cell>
          <table:table-cell table:style-name="ce2" office:value-type="float" office:value="273" calcext:value-type="float">
            <text:p>2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66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float" office:value="274" calcext:value-type="float">
            <text:p>2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3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光里</text:p>
          </table:table-cell>
          <table:table-cell table:style-name="ce2" office:value-type="float" office:value="275" calcext:value-type="float">
            <text:p>2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8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光里</text:p>
          </table:table-cell>
          <table:table-cell table:style-name="ce2" office:value-type="float" office:value="276" calcext:value-type="float">
            <text:p>2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2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277" calcext:value-type="float">
            <text:p>2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3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float" office:value="278" calcext:value-type="float">
            <text:p>2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3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力里</text:p>
          </table:table-cell>
          <table:table-cell table:style-name="ce2" office:value-type="float" office:value="279" calcext:value-type="float">
            <text:p>2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76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2" office:value-type="float" office:value="280" calcext:value-type="float">
            <text:p>2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76.1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湖口鄉</text:p>
          </table:table-cell>
          <table:table-cell table:style-name="ce2" table:number-columns-repeated="2"/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5396" calcext:value-type="float">
            <text:p>25,396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508" calcext:value-type="float">
            <text:p>4,508</text:p>
          </table:table-cell>
          <table:table-cell table:style-name="ce3" office:value-type="float" office:value="14390" calcext:value-type="float">
            <text:p>14,390</text:p>
          </table:table-cell>
          <table:table-cell table:style-name="ce3" office:value-type="float" office:value="46032" calcext:value-type="float">
            <text:p>46,032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7198" calcext:value-type="float">
            <text:p>47,1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200" calcext:value-type="float">
            <text:p>47,200</text:p>
          </table:table-cell>
          <table:table-cell table:style-name="ce3" office:value-type="float" office:value="18443" calcext:value-type="float">
            <text:p>18,443</text:p>
          </table:table-cell>
          <table:table-cell table:style-name="ce3" office:value-type="float" office:value="65643" calcext:value-type="float">
            <text:p>65,643</text:p>
          </table:table-cell>
          <table:table-cell table:style-name="ce4" office:value-type="string" calcext:value-type="string">
            <text:p>71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float" office:value="281" calcext:value-type="float">
            <text:p>2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0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float" office:value="282" calcext:value-type="float">
            <text:p>2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548" calcext:value-type="float">
            <text:p>1,548</text:p>
          </table:table-cell>
          <table:table-cell table:style-name="ce4" office:value-type="string" calcext:value-type="string">
            <text:p>72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float" office:value="283" calcext:value-type="float">
            <text:p>2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72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float" office:value="284" calcext:value-type="float">
            <text:p>28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76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float" office:value="285" calcext:value-type="float">
            <text:p>28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69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float" office:value="286" calcext:value-type="float">
            <text:p>2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0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2" office:value-type="float" office:value="287" calcext:value-type="float">
            <text:p>2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72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2" office:value-type="float" office:value="288" calcext:value-type="float">
            <text:p>2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1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2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66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2" office:value-type="float" office:value="290" calcext:value-type="float">
            <text:p>2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72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愛勢村</text:p>
          </table:table-cell>
          <table:table-cell table:style-name="ce2" office:value-type="float" office:value="291" calcext:value-type="float">
            <text:p>2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4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愛勢村</text:p>
          </table:table-cell>
          <table:table-cell table:style-name="ce2" office:value-type="float" office:value="292" calcext:value-type="float">
            <text:p>2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6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愛勢村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354" calcext:value-type="float">
            <text:p>1,354</text:p>
          </table:table-cell>
          <table:table-cell table:style-name="ce4" office:value-type="string" calcext:value-type="string">
            <text:p>76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勢村</text:p>
          </table:table-cell>
          <table:table-cell table:style-name="ce2" office:value-type="float" office:value="294" calcext:value-type="float">
            <text:p>2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5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孝勢村</text:p>
          </table:table-cell>
          <table:table-cell table:style-name="ce2" office:value-type="float" office:value="295" calcext:value-type="float">
            <text:p>2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6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勢村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75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勢村</text:p>
          </table:table-cell>
          <table:table-cell table:style-name="ce2" office:value-type="float" office:value="297" calcext:value-type="float">
            <text:p>2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74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勢村</text:p>
          </table:table-cell>
          <table:table-cell table:style-name="ce2" office:value-type="float" office:value="298" calcext:value-type="float">
            <text:p>2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75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float" office:value="299" calcext:value-type="float">
            <text:p>2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76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6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float" office:value="301" calcext:value-type="float">
            <text:p>3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77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style-name="ce2" office:value-type="float" office:value="302" calcext:value-type="float">
            <text:p>3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453" calcext:value-type="float">
            <text:p>1,453</text:p>
          </table:table-cell>
          <table:table-cell table:style-name="ce4" office:value-type="string" calcext:value-type="string">
            <text:p>59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style-name="ce2" office:value-type="float" office:value="303" calcext:value-type="float">
            <text:p>3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2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style-name="ce2" office:value-type="float" office:value="304" calcext:value-type="float">
            <text:p>3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4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style-name="ce2" office:value-type="float" office:value="305" calcext:value-type="float">
            <text:p>3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75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2" office:value-type="float" office:value="306" calcext:value-type="float">
            <text:p>3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5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2" office:value-type="float" office:value="307" calcext:value-type="float">
            <text:p>3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1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2" office:value-type="float" office:value="308" calcext:value-type="float">
            <text:p>30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19" calcext:value-type="float">
            <text:p>1,419</text:p>
          </table:table-cell>
          <table:table-cell table:style-name="ce4" office:value-type="string" calcext:value-type="string">
            <text:p>75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波羅村</text:p>
          </table:table-cell>
          <table:table-cell table:style-name="ce2" office:value-type="float" office:value="309" calcext:value-type="float">
            <text:p>3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8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波羅村</text:p>
          </table:table-cell>
          <table:table-cell table:style-name="ce2" office:value-type="float" office:value="310" calcext:value-type="float">
            <text:p>3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73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嶺村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2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嶺村</text:p>
          </table:table-cell>
          <table:table-cell table:style-name="ce2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72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嶺村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71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2" office:value-type="float" office:value="314" calcext:value-type="float">
            <text:p>3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0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2" office:value-type="float" office:value="315" calcext:value-type="float">
            <text:p>3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72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2" office:value-type="float" office:value="316" calcext:value-type="float">
            <text:p>3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6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鏡村</text:p>
          </table:table-cell>
          <table:table-cell table:style-name="ce2" office:value-type="float" office:value="317" calcext:value-type="float">
            <text:p>3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5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鏡村</text:p>
          </table:table-cell>
          <table:table-cell table:style-name="ce2" office:value-type="float" office:value="318" calcext:value-type="float">
            <text:p>3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4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南村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2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float" office:value="320" calcext:value-type="float">
            <text:p>3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69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float" office:value="321" calcext:value-type="float">
            <text:p>3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8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float" office:value="322" calcext:value-type="float">
            <text:p>3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66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float" office:value="323" calcext:value-type="float">
            <text:p>3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68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float" office:value="324" calcext:value-type="float">
            <text:p>3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67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float" office:value="325" calcext:value-type="float">
            <text:p>3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8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float" office:value="326" calcext:value-type="float">
            <text:p>3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62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float" office:value="327" calcext:value-type="float">
            <text:p>3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69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float" office:value="328" calcext:value-type="float">
            <text:p>3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532" calcext:value-type="float">
            <text:p>1,532</text:p>
          </table:table-cell>
          <table:table-cell table:style-name="ce4" office:value-type="string" calcext:value-type="string">
            <text:p>68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勝利村</text:p>
          </table:table-cell>
          <table:table-cell table:style-name="ce2" office:value-type="float" office:value="329" calcext:value-type="float">
            <text:p>3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72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勝利村</text:p>
          </table:table-cell>
          <table:table-cell table:style-name="ce2" office:value-type="float" office:value="330" calcext:value-type="float">
            <text:p>3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66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勝利村</text:p>
          </table:table-cell>
          <table:table-cell table:style-name="ce2" office:value-type="float" office:value="331" calcext:value-type="float">
            <text:p>3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67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鳳山村</text:p>
          </table:table-cell>
          <table:table-cell table:style-name="ce2" office:value-type="float" office:value="332" calcext:value-type="float">
            <text:p>3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0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鳳山村</text:p>
          </table:table-cell>
          <table:table-cell table:style-name="ce2" office:value-type="float" office:value="333" calcext:value-type="float">
            <text:p>3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2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鳳山村</text:p>
          </table:table-cell>
          <table:table-cell table:style-name="ce2" office:value-type="float" office:value="334" calcext:value-type="float">
            <text:p>3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68.0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新豐鄉</text:p>
          </table:table-cell>
          <table:table-cell table:style-name="ce2" table:number-columns-repeated="2"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7856" calcext:value-type="float">
            <text:p>17,856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4451" calcext:value-type="float">
            <text:p>4,451</text:p>
          </table:table-cell>
          <table:table-cell table:style-name="ce3" office:value-type="float" office:value="8930" calcext:value-type="float">
            <text:p>8,930</text:p>
          </table:table-cell>
          <table:table-cell table:style-name="ce3" office:value-type="float" office:value="32481" calcext:value-type="float">
            <text:p>32,48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3433" calcext:value-type="float">
            <text:p>33,4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434" calcext:value-type="float">
            <text:p>33,434</text:p>
          </table:table-cell>
          <table:table-cell table:style-name="ce3" office:value-type="float" office:value="12996" calcext:value-type="float">
            <text:p>12,996</text:p>
          </table:table-cell>
          <table:table-cell table:style-name="ce3" office:value-type="float" office:value="46430" calcext:value-type="float">
            <text:p>46,430</text:p>
          </table:table-cell>
          <table:table-cell table:style-name="ce4" office:value-type="string" calcext:value-type="string">
            <text:p>72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335" calcext:value-type="float">
            <text:p>3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2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青埔村</text:p>
          </table:table-cell>
          <table:table-cell table:style-name="ce2" office:value-type="float" office:value="336" calcext:value-type="float">
            <text:p>3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69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青埔村</text:p>
          </table:table-cell>
          <table:table-cell table:style-name="ce2" office:value-type="float" office:value="337" calcext:value-type="float">
            <text:p>3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0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2" office:value-type="float" office:value="338" calcext:value-type="float">
            <text:p>3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2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2" office:value-type="float" office:value="339" calcext:value-type="float">
            <text:p>3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7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2" office:value-type="float" office:value="340" calcext:value-type="float">
            <text:p>3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0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興村</text:p>
          </table:table-cell>
          <table:table-cell table:style-name="ce2" office:value-type="float" office:value="341" calcext:value-type="float">
            <text:p>3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66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興村</text:p>
          </table:table-cell>
          <table:table-cell table:style-name="ce2" office:value-type="float" office:value="342" calcext:value-type="float">
            <text:p>3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65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2" office:value-type="float" office:value="343" calcext:value-type="float">
            <text:p>3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73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2" office:value-type="float" office:value="344" calcext:value-type="float">
            <text:p>3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65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坡頭村</text:p>
          </table:table-cell>
          <table:table-cell table:style-name="ce2" office:value-type="float" office:value="345" calcext:value-type="float">
            <text:p>3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2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埔和村</text:p>
          </table:table-cell>
          <table:table-cell table:style-name="ce2" office:value-type="float" office:value="346" calcext:value-type="float">
            <text:p>3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68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埔和村</text:p>
          </table:table-cell>
          <table:table-cell table:style-name="ce2" office:value-type="float" office:value="347" calcext:value-type="float">
            <text:p>3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0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埔和村</text:p>
          </table:table-cell>
          <table:table-cell table:style-name="ce2" office:value-type="float" office:value="348" calcext:value-type="float">
            <text:p>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1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2" office:value-type="float" office:value="349" calcext:value-type="float">
            <text:p>3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0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2" office:value-type="float" office:value="350" calcext:value-type="float">
            <text:p>3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0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float" office:value="351" calcext:value-type="float">
            <text:p>3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0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float" office:value="352" calcext:value-type="float">
            <text:p>3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4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float" office:value="353" calcext:value-type="float">
            <text:p>3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3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2" office:value-type="float" office:value="354" calcext:value-type="float">
            <text:p>3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6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2" office:value-type="float" office:value="355" calcext:value-type="float">
            <text:p>3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4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2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5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2" office:value-type="float" office:value="357" calcext:value-type="float">
            <text:p>3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4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2" office:value-type="float" office:value="358" calcext:value-type="float">
            <text:p>3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73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78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2" office:value-type="float" office:value="360" calcext:value-type="float">
            <text:p>3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73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坑村</text:p>
          </table:table-cell>
          <table:table-cell table:style-name="ce2" office:value-type="float" office:value="361" calcext:value-type="float">
            <text:p>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1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坑村</text:p>
          </table:table-cell>
          <table:table-cell table:style-name="ce2" office:value-type="float" office:value="362" calcext:value-type="float">
            <text:p>3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3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鳳坑村</text:p>
          </table:table-cell>
          <table:table-cell table:style-name="ce2" office:value-type="float" office:value="363" calcext:value-type="float">
            <text:p>3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1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float" office:value="364" calcext:value-type="float">
            <text:p>3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1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float" office:value="365" calcext:value-type="float">
            <text:p>3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71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float" office:value="366" calcext:value-type="float">
            <text:p>3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62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float" office:value="367" calcext:value-type="float">
            <text:p>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9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float" office:value="368" calcext:value-type="float">
            <text:p>3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9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崎頂村</text:p>
          </table:table-cell>
          <table:table-cell table:style-name="ce2" office:value-type="float" office:value="369" calcext:value-type="float">
            <text:p>3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70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崎頂村</text:p>
          </table:table-cell>
          <table:table-cell table:style-name="ce2" office:value-type="float" office:value="370" calcext:value-type="float">
            <text:p>3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0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崎頂村</text:p>
          </table:table-cell>
          <table:table-cell table:style-name="ce2" office:value-type="float" office:value="371" calcext:value-type="float">
            <text:p>3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6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2" office:value-type="float" office:value="372" calcext:value-type="float">
            <text:p>3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4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2" office:value-type="float" office:value="373" calcext:value-type="float">
            <text:p>3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0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2" office:value-type="float" office:value="374" calcext:value-type="float">
            <text:p>3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1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2" office:value-type="float" office:value="375" calcext:value-type="float">
            <text:p>3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5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float" office:value="376" calcext:value-type="float">
            <text:p>3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4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float" office:value="377" calcext:value-type="float">
            <text:p>3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3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float" office:value="378" calcext:value-type="float">
            <text:p>3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5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float" office:value="379" calcext:value-type="float">
            <text:p>3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4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float" office:value="380" calcext:value-type="float">
            <text:p>3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6.7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芎林鄉</text:p>
          </table:table-cell>
          <table:table-cell table:style-name="ce2" table:number-columns-repeated="2"/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477" calcext:value-type="float">
            <text:p>7,47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312" calcext:value-type="float">
            <text:p>3,312</text:p>
          </table:table-cell>
          <table:table-cell table:style-name="ce3" office:value-type="float" office:value="12400" calcext:value-type="float">
            <text:p>12,40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785" calcext:value-type="float">
            <text:p>12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85" calcext:value-type="float">
            <text:p>12,785</text:p>
          </table:table-cell>
          <table:table-cell table:style-name="ce3" office:value-type="float" office:value="4590" calcext:value-type="float">
            <text:p>4,590</text:p>
          </table:table-cell>
          <table:table-cell table:style-name="ce3" office:value-type="float" office:value="17375" calcext:value-type="float">
            <text:p>17,375</text:p>
          </table:table-cell>
          <table:table-cell table:style-name="ce4" office:value-type="string" calcext:value-type="string">
            <text:p>73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華龍村</text:p>
          </table:table-cell>
          <table:table-cell table:style-name="ce2" office:value-type="float" office:value="381" calcext:value-type="float">
            <text:p>3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72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龍村</text:p>
          </table:table-cell>
          <table:table-cell table:style-name="ce2" office:value-type="float" office:value="382" calcext:value-type="float">
            <text:p>3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51" calcext:value-type="float">
            <text:p>451</text:p>
          </table:table-cell>
          <table:table-cell table:style-name="ce4" office:value-type="string" calcext:value-type="string">
            <text:p>77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秀湖村</text:p>
          </table:table-cell>
          <table:table-cell table:style-name="ce2" office:value-type="float" office:value="383" calcext:value-type="float">
            <text:p>3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9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float" office:value="384" calcext:value-type="float">
            <text:p>3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13" calcext:value-type="float">
            <text:p>413</text:p>
          </table:table-cell>
          <table:table-cell table:style-name="ce4" office:value-type="string" calcext:value-type="string">
            <text:p>67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潭村</text:p>
          </table:table-cell>
          <table:table-cell table:style-name="ce2" office:value-type="float" office:value="385" calcext:value-type="float">
            <text:p>3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68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潭村</text:p>
          </table:table-cell>
          <table:table-cell table:style-name="ce2" office:value-type="float" office:value="386" calcext:value-type="float">
            <text:p>3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0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鳳村</text:p>
          </table:table-cell>
          <table:table-cell table:style-name="ce2" office:value-type="float" office:value="387" calcext:value-type="float">
            <text:p>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71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鳳村</text:p>
          </table:table-cell>
          <table:table-cell table:style-name="ce2" office:value-type="float" office:value="388" calcext:value-type="float">
            <text:p>3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72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坑村</text:p>
          </table:table-cell>
          <table:table-cell table:style-name="ce2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70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坑村</text:p>
          </table:table-cell>
          <table:table-cell table:style-name="ce2" office:value-type="float" office:value="390" calcext:value-type="float">
            <text:p>3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70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林村</text:p>
          </table:table-cell>
          <table:table-cell table:style-name="ce2" office:value-type="float" office:value="391" calcext:value-type="float">
            <text:p>3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71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林村</text:p>
          </table:table-cell>
          <table:table-cell table:style-name="ce2" office:value-type="float" office:value="392" calcext:value-type="float">
            <text:p>3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4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芎林村</text:p>
          </table:table-cell>
          <table:table-cell table:style-name="ce2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78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芎林村</text:p>
          </table:table-cell>
          <table:table-cell table:style-name="ce2" office:value-type="float" office:value="394" calcext:value-type="float">
            <text:p>3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3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float" office:value="395" calcext:value-type="float">
            <text:p>3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403" calcext:value-type="float">
            <text:p>1,403</text:p>
          </table:table-cell>
          <table:table-cell table:style-name="ce4" office:value-type="string" calcext:value-type="string">
            <text:p>78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float" office:value="396" calcext:value-type="float">
            <text:p>3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438" calcext:value-type="float">
            <text:p>1,438</text:p>
          </table:table-cell>
          <table:table-cell table:style-name="ce4" office:value-type="string" calcext:value-type="string">
            <text:p>78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74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float" office:value="398" calcext:value-type="float">
            <text:p>3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4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山村</text:p>
          </table:table-cell>
          <table:table-cell table:style-name="ce2" office:value-type="float" office:value="399" calcext:value-type="float">
            <text:p>39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77.2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尖石鄉</text:p>
          </table:table-cell>
          <table:table-cell table:style-name="ce2"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2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嘉樂村</text:p>
          </table:table-cell>
          <table:table-cell table:style-name="ce2" office:value-type="float" office:value="450" calcext:value-type="float">
            <text:p>4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string" calcext:value-type="string">
            <text:p>64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嘉樂村</text:p>
          </table:table-cell>
          <table:table-cell table:style-name="ce2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66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2" office:value-type="float" office:value="452" calcext:value-type="float">
            <text:p>4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string" calcext:value-type="string">
            <text:p>68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2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67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樂村</text:p>
          </table:table-cell>
          <table:table-cell table:style-name="ce2" office:value-type="float" office:value="454" calcext:value-type="float">
            <text:p>4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71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樂村</text:p>
          </table:table-cell>
          <table:table-cell table:style-name="ce2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4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錦屏村</text:p>
          </table:table-cell>
          <table:table-cell table:style-name="ce2" office:value-type="float" office:value="456" calcext:value-type="float">
            <text:p>4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59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錦屏村</text:p>
          </table:table-cell>
          <table:table-cell table:style-name="ce2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64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梅花村</text:p>
          </table:table-cell>
          <table:table-cell table:style-name="ce2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64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2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48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2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33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2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秀巒村</text:p>
          </table:table-cell>
          <table:table-cell table:style-name="ce2" office:value-type="float" office:value="462" calcext:value-type="float">
            <text:p>4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6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秀巒村</text:p>
          </table:table-cell>
          <table:table-cell table:style-name="ce2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34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秀巒村</text:p>
          </table:table-cell>
          <table:table-cell table:style-name="ce2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8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竹縣第2選舉區" table:style-name="ta2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新竹縣第2選舉區候選人在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王婉諭</text:p>
            <text:p>時代力量</text:p>
          </table:table-cell>
          <table:table-cell table:style-name="ce1" office:value-type="string" calcext:value-type="string" table:number-columns-spanned="1" table:number-rows-spanned="3">
            <text:p>(2)</text:p>
            <text:p>曾聖凱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林思銘</text:p>
            <text:p>中國國民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63566" calcext:value-type="float">
            <text:p>63,566</text:p>
          </table:table-cell>
          <table:table-cell table:style-name="ce3" office:value-type="float" office:value="30738" calcext:value-type="float">
            <text:p>30,738</text:p>
          </table:table-cell>
          <table:table-cell table:style-name="ce3" office:value-type="float" office:value="76608" calcext:value-type="float">
            <text:p>76,608</text:p>
          </table:table-cell>
          <table:table-cell table:style-name="ce3" office:value-type="float" office:value="170912" calcext:value-type="float">
            <text:p>170,912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174758" calcext:value-type="float">
            <text:p>174,7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4771" calcext:value-type="float">
            <text:p>174,771</text:p>
          </table:table-cell>
          <table:table-cell table:style-name="ce3" office:value-type="float" office:value="58094" calcext:value-type="float">
            <text:p>58,094</text:p>
          </table:table-cell>
          <table:table-cell table:style-name="ce3" office:value-type="float" office:value="232865" calcext:value-type="float">
            <text:p>232,865</text:p>
          </table:table-cell>
          <table:table-cell table:style-name="ce4" office:value-type="string" calcext:value-type="string">
            <text:p>75.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北市</text:p>
          </table:table-cell>
          <table:table-cell table:style-name="ce2" table:number-columns-repeated="2"/>
          <table:table-cell table:style-name="ce3" office:value-type="float" office:value="39495" calcext:value-type="float">
            <text:p>39,495</text:p>
          </table:table-cell>
          <table:table-cell table:style-name="ce3" office:value-type="float" office:value="17417" calcext:value-type="float">
            <text:p>17,417</text:p>
          </table:table-cell>
          <table:table-cell table:style-name="ce3" office:value-type="float" office:value="35108" calcext:value-type="float">
            <text:p>35,108</text:p>
          </table:table-cell>
          <table:table-cell table:style-name="ce3" office:value-type="float" office:value="92020" calcext:value-type="float">
            <text:p>92,020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94090" calcext:value-type="float">
            <text:p>94,0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098" calcext:value-type="float">
            <text:p>94,098</text:p>
          </table:table-cell>
          <table:table-cell table:style-name="ce3" office:value-type="float" office:value="27270" calcext:value-type="float">
            <text:p>27,270</text:p>
          </table:table-cell>
          <table:table-cell table:style-name="ce3" office:value-type="float" office:value="121368" calcext:value-type="float">
            <text:p>121,368</text:p>
          </table:table-cell>
          <table:table-cell table:style-name="ce4" office:value-type="string" calcext:value-type="string">
            <text:p>77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6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8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8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8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79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8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9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82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8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8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80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80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41" calcext:value-type="float">
            <text:p>1,241</text:p>
          </table:table-cell>
          <table:table-cell table:style-name="ce4" office:value-type="string" calcext:value-type="string">
            <text:p>79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354" calcext:value-type="float">
            <text:p>1,354</text:p>
          </table:table-cell>
          <table:table-cell table:style-name="ce4" office:value-type="string" calcext:value-type="string">
            <text:p>82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421" calcext:value-type="float">
            <text:p>1,421</text:p>
          </table:table-cell>
          <table:table-cell table:style-name="ce4" office:value-type="string" calcext:value-type="string">
            <text:p>7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80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9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8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8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7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308" calcext:value-type="float">
            <text:p>1,308</text:p>
          </table:table-cell>
          <table:table-cell table:style-name="ce4" office:value-type="string" calcext:value-type="string">
            <text:p>8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8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9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48" calcext:value-type="float">
            <text:p>1,148</text:p>
          </table:table-cell>
          <table:table-cell table:style-name="ce4" office:value-type="string" calcext:value-type="string">
            <text:p>77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口里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8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口里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81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口里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6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7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8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81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80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6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79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7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8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83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8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7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8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8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78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5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79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79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8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7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6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80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7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8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8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9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9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78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79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8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84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崙里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7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崙里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78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崙里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7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77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6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7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float" office:value="78" calcext:value-type="float">
            <text:p>7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7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6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8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5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7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8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float" office:value="86" calcext:value-type="float">
            <text:p>8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3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78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29" calcext:value-type="float">
            <text:p>1,029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3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4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6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73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0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76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4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6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5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74.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東鎮</text:p>
          </table:table-cell>
          <table:table-cell table:style-name="ce2" table:number-columns-repeated="2"/>
          <table:table-cell table:style-name="ce3" office:value-type="float" office:value="17659" calcext:value-type="float">
            <text:p>17,659</text:p>
          </table:table-cell>
          <table:table-cell table:style-name="ce3" office:value-type="float" office:value="8223" calcext:value-type="float">
            <text:p>8,223</text:p>
          </table:table-cell>
          <table:table-cell table:style-name="ce3" office:value-type="float" office:value="27801" calcext:value-type="float">
            <text:p>27,801</text:p>
          </table:table-cell>
          <table:table-cell table:style-name="ce3" office:value-type="float" office:value="53683" calcext:value-type="float">
            <text:p>53,683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54938" calcext:value-type="float">
            <text:p>54,9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942" calcext:value-type="float">
            <text:p>54,942</text:p>
          </table:table-cell>
          <table:table-cell table:style-name="ce3" office:value-type="float" office:value="20900" calcext:value-type="float">
            <text:p>20,900</text:p>
          </table:table-cell>
          <table:table-cell table:style-name="ce3" office:value-type="float" office:value="75842" calcext:value-type="float">
            <text:p>75,842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坪里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62" calcext:value-type="float">
            <text:p>262</text:p>
          </table:table-cell>
          <table:table-cell table:style-name="ce4" office:value-type="string" calcext:value-type="string">
            <text:p>71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峰里</text:p>
          </table:table-cell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74" calcext:value-type="float">
            <text:p>374</text:p>
          </table:table-cell>
          <table:table-cell table:style-name="ce4" office:value-type="string" calcext:value-type="string">
            <text:p>70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軟橋里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string" calcext:value-type="string">
            <text:p>71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崠里</text:p>
          </table:table-cell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67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崠里</text:p>
          </table:table-cell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0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5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6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69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float" office:value="151" calcext:value-type="float">
            <text:p>15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6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float" office:value="152" calcext:value-type="float">
            <text:p>15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2" office:value-type="float" office:value="154" calcext:value-type="float">
            <text:p>15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7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2" office:value-type="float" office:value="156" calcext:value-type="float">
            <text:p>15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4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5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64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70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4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0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3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06" calcext:value-type="float">
            <text:p>606</text:p>
          </table:table-cell>
          <table:table-cell table:style-name="ce4" office:value-type="string" calcext:value-type="string">
            <text:p>78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商華里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46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商華里</text:p>
          </table:table-cell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4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商華里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69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float" office:value="172" calcext:value-type="float">
            <text:p>17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69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68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7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73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1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6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樂里</text:p>
          </table:table-cell>
          <table:table-cell table:style-name="ce2" office:value-type="float" office:value="181" calcext:value-type="float">
            <text:p>18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32" calcext:value-type="float">
            <text:p>632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樂里</text:p>
          </table:table-cell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75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5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float" office:value="185" calcext:value-type="float">
            <text:p>18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5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float" office:value="188" calcext:value-type="float">
            <text:p>18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69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2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float" office:value="191" calcext:value-type="float">
            <text:p>19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67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64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65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陸豐里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74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67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1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2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6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5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80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float" office:value="206" calcext:value-type="float">
            <text:p>20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8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8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69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6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74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style-name="ce2" office:value-type="float" office:value="214" calcext:value-type="float">
            <text:p>21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7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style-name="ce2" office:value-type="float" office:value="217" calcext:value-type="float">
            <text:p>21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5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style-name="ce2" office:value-type="float" office:value="218" calcext:value-type="float">
            <text:p>21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7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柯湖里</text:p>
          </table:table-cell>
          <table:table-cell table:style-name="ce2" office:value-type="float" office:value="219" calcext:value-type="float">
            <text:p>2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75.0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橫山鄉</text:p>
          </table:table-cell>
          <table:table-cell table:style-name="ce2" table:number-columns-repeated="2"/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4248" calcext:value-type="float">
            <text:p>4,248</text:p>
          </table:table-cell>
          <table:table-cell table:style-name="ce3" office:value-type="float" office:value="7328" calcext:value-type="float">
            <text:p>7,32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494" calcext:value-type="float">
            <text:p>7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4" calcext:value-type="float">
            <text:p>7,494</text:p>
          </table:table-cell>
          <table:table-cell table:style-name="ce3" office:value-type="float" office:value="3021" calcext:value-type="float">
            <text:p>3,021</text:p>
          </table:table-cell>
          <table:table-cell table:style-name="ce3" office:value-type="float" office:value="10515" calcext:value-type="float">
            <text:p>10,515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山村</text:p>
          </table:table-cell>
          <table:table-cell table:style-name="ce2" office:value-type="float" office:value="400" calcext:value-type="float">
            <text:p>40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山村</text:p>
          </table:table-cell>
          <table:table-cell table:style-name="ce2" office:value-type="float" office:value="401" calcext:value-type="float">
            <text:p>40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70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山村</text:p>
          </table:table-cell>
          <table:table-cell table:style-name="ce2" office:value-type="float" office:value="402" calcext:value-type="float">
            <text:p>40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68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寮村</text:p>
          </table:table-cell>
          <table:table-cell table:style-name="ce2" office:value-type="float" office:value="403" calcext:value-type="float">
            <text:p>40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2" office:value-type="float" office:value="404" calcext:value-type="float">
            <text:p>40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4" calcext:value-type="float">
            <text:p>154</text:p>
          </table:table-cell>
          <table:table-cell table:style-name="ce4" office:value-type="string" calcext:value-type="string">
            <text:p>64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鄉村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62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float" office:value="406" calcext:value-type="float">
            <text:p>40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17" calcext:value-type="float">
            <text:p>317</text:p>
          </table:table-cell>
          <table:table-cell table:style-name="ce4" office:value-type="string" calcext:value-type="string">
            <text:p>68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2" office:value-type="float" office:value="407" calcext:value-type="float">
            <text:p>40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9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2" office:value-type="float" office:value="408" calcext:value-type="float">
            <text:p>40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78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2" office:value-type="float" office:value="409" calcext:value-type="float">
            <text:p>40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7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410" calcext:value-type="float">
            <text:p>41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7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2" office:value-type="float" office:value="411" calcext:value-type="float">
            <text:p>41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74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float" office:value="413" calcext:value-type="float">
            <text:p>41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float" office:value="414" calcext:value-type="float">
            <text:p>41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肚村</text:p>
          </table:table-cell>
          <table:table-cell table:style-name="ce2" office:value-type="float" office:value="415" calcext:value-type="float">
            <text:p>41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肚村</text:p>
          </table:table-cell>
          <table:table-cell table:style-name="ce2" office:value-type="float" office:value="416" calcext:value-type="float">
            <text:p>41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2.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北埔鄉</text:p>
          </table:table-cell>
          <table:table-cell table:style-name="ce2" table:number-columns-repeated="2"/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5246" calcext:value-type="float">
            <text:p>5,24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352" calcext:value-type="float">
            <text:p>5,3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53" calcext:value-type="float">
            <text:p>5,353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7494" calcext:value-type="float">
            <text:p>7,494</text:p>
          </table:table-cell>
          <table:table-cell table:style-name="ce4" office:value-type="string" calcext:value-type="string">
            <text:p>7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2" office:value-type="float" office:value="417" calcext:value-type="float">
            <text:p>41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2" office:value-type="float" office:value="418" calcext:value-type="float">
            <text:p>4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1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float" office:value="419" calcext:value-type="float">
            <text:p>41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2" office:value-type="float" office:value="420" calcext:value-type="float">
            <text:p>42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2" office:value-type="float" office:value="421" calcext:value-type="float">
            <text:p>42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3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2" office:value-type="float" office:value="422" calcext:value-type="float">
            <text:p>42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67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磜村</text:p>
          </table:table-cell>
          <table:table-cell table:style-name="ce2" office:value-type="float" office:value="423" calcext:value-type="float">
            <text:p>423</text:p>
          </table:table-cell>
          <table:table-cell table:number-columns-repeated="2" table:style-name="ce3" office:value-type="float" office:value="127" calcext:value-type="float">
            <text:p>12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68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埔村</text:p>
          </table:table-cell>
          <table:table-cell table:style-name="ce2" office:value-type="float" office:value="424" calcext:value-type="float">
            <text:p>42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57" calcext:value-type="float">
            <text:p>357</text:p>
          </table:table-cell>
          <table:table-cell table:style-name="ce4" office:value-type="string" calcext:value-type="string">
            <text:p>74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2" office:value-type="float" office:value="425" calcext:value-type="float">
            <text:p>42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5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坑村</text:p>
          </table:table-cell>
          <table:table-cell table:style-name="ce2" office:value-type="float" office:value="426" calcext:value-type="float">
            <text:p>42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71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坪村</text:p>
          </table:table-cell>
          <table:table-cell table:style-name="ce2" office:value-type="float" office:value="427" calcext:value-type="float">
            <text:p>4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70" calcext:value-type="float">
            <text:p>270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寶山鄉</text:p>
          </table:table-cell>
          <table:table-cell table:style-name="ce2" table:number-columns-repeated="2"/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4580" calcext:value-type="float">
            <text:p>4,580</text:p>
          </table:table-cell>
          <table:table-cell table:style-name="ce3" office:value-type="float" office:value="9051" calcext:value-type="float">
            <text:p>9,05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9243" calcext:value-type="float">
            <text:p>9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3" calcext:value-type="float">
            <text:p>9,243</text:p>
          </table:table-cell>
          <table:table-cell table:style-name="ce3" office:value-type="float" office:value="3370" calcext:value-type="float">
            <text:p>3,370</text:p>
          </table:table-cell>
          <table:table-cell table:style-name="ce3" office:value-type="float" office:value="12613" calcext:value-type="float">
            <text:p>12,613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新村</text:p>
          </table:table-cell>
          <table:table-cell table:style-name="ce2" office:value-type="float" office:value="428" calcext:value-type="float">
            <text:p>42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1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新村</text:p>
          </table:table-cell>
          <table:table-cell table:style-name="ce2" office:value-type="float" office:value="429" calcext:value-type="float">
            <text:p>42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3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溪村</text:p>
          </table:table-cell>
          <table:table-cell table:style-name="ce2" office:value-type="float" office:value="430" calcext:value-type="float">
            <text:p>43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68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溪村</text:p>
          </table:table-cell>
          <table:table-cell table:style-name="ce2" office:value-type="float" office:value="431" calcext:value-type="float">
            <text:p>43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76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2" office:value-type="float" office:value="432" calcext:value-type="float">
            <text:p>43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2" office:value-type="float" office:value="433" calcext:value-type="float">
            <text:p>43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7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峰村</text:p>
          </table:table-cell>
          <table:table-cell table:style-name="ce2" office:value-type="float" office:value="434" calcext:value-type="float">
            <text:p>43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float" office:value="435" calcext:value-type="float">
            <text:p>43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4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斗村</text:p>
          </table:table-cell>
          <table:table-cell table:style-name="ce2" office:value-type="float" office:value="436" calcext:value-type="float">
            <text:p>43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9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深井村</text:p>
          </table:table-cell>
          <table:table-cell table:style-name="ce2" office:value-type="float" office:value="437" calcext:value-type="float">
            <text:p>43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5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山村</text:p>
          </table:table-cell>
          <table:table-cell table:style-name="ce2" office:value-type="float" office:value="438" calcext:value-type="float">
            <text:p>43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油田村</text:p>
          </table:table-cell>
          <table:table-cell table:style-name="ce2" office:value-type="float" office:value="439" calcext:value-type="float">
            <text:p>43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style-name="ce2" office:value-type="float" office:value="440" calcext:value-type="float">
            <text:p>44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74.2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峨眉鄉</text:p>
          </table:table-cell>
          <table:table-cell table:style-name="ce2" table:number-columns-repeated="2"/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3339" calcext:value-type="float">
            <text:p>3,33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86" calcext:value-type="float">
            <text:p>3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6" calcext:value-type="float">
            <text:p>3,386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650" calcext:value-type="float">
            <text:p>4,650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峨眉村</text:p>
          </table:table-cell>
          <table:table-cell table:style-name="ce2" office:value-type="float" office:value="441" calcext:value-type="float">
            <text:p>44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76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盛村</text:p>
          </table:table-cell>
          <table:table-cell table:style-name="ce2" office:value-type="float" office:value="442" calcext:value-type="float">
            <text:p>44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井村</text:p>
          </table:table-cell>
          <table:table-cell table:style-name="ce2" office:value-type="float" office:value="443" calcext:value-type="float">
            <text:p>44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7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星村</text:p>
          </table:table-cell>
          <table:table-cell table:style-name="ce2" office:value-type="float" office:value="444" calcext:value-type="float">
            <text:p>4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31" calcext:value-type="float">
            <text:p>331</text:p>
          </table:table-cell>
          <table:table-cell table:style-name="ce4" office:value-type="string" calcext:value-type="string">
            <text:p>74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星村</text:p>
          </table:table-cell>
          <table:table-cell table:style-name="ce2" office:value-type="float" office:value="445" calcext:value-type="float">
            <text:p>4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4" calcext:value-type="float">
            <text:p>254</text:p>
          </table:table-cell>
          <table:table-cell table:style-name="ce4" office:value-type="string" calcext:value-type="string">
            <text:p>70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2" office:value-type="float" office:value="446" calcext:value-type="float">
            <text:p>44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70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2" office:value-type="float" office:value="447" calcext:value-type="float">
            <text:p>44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67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光村</text:p>
          </table:table-cell>
          <table:table-cell table:style-name="ce2" office:value-type="float" office:value="448" calcext:value-type="float">
            <text:p>44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73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光村</text:p>
          </table:table-cell>
          <table:table-cell table:style-name="ce2" office:value-type="float" office:value="449" calcext:value-type="float">
            <text:p>44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08" calcext:value-type="float">
            <text:p>408</text:p>
          </table:table-cell>
          <table:table-cell table:style-name="ce4" office:value-type="string" calcext:value-type="string">
            <text:p>70.8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五峰鄉</text:p>
          </table:table-cell>
          <table:table-cell table:style-name="ce2" table:number-columns-repeated="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83" calcext:value-type="float">
            <text:p>383</text:p>
          </table:table-cell>
          <table:table-cell table:style-name="ce4" office:value-type="string" calcext:value-type="string">
            <text:p>66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隘村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隘村</text:p>
          </table:table-cell>
          <table:table-cell table:style-name="ce2" office:value-type="float" office:value="466" calcext:value-type="float">
            <text:p>4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山村</text:p>
          </table:table-cell>
          <table:table-cell table:style-name="ce2" office:value-type="float" office:value="467" calcext:value-type="float">
            <text:p>4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山村</text:p>
          </table:table-cell>
          <table:table-cell table:style-name="ce2" office:value-type="float" office:value="468" calcext:value-type="float">
            <text:p>4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2" calcext:value-type="float">
            <text:p>132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花園村</text:p>
          </table:table-cell>
          <table:table-cell table:style-name="ce2" office:value-type="float" office:value="469" calcext:value-type="float">
            <text:p>4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64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float" office:value="470" calcext:value-type="float">
            <text:p>4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0.61</text:p>
          </table:table-cell>
          <table:table-cell table:number-columns-repeated="1010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縣第1選舉區" style:display-name="PageStyle_新竹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竹縣第2選舉區" style:display-name="PageStyle_新竹縣第2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55</meta:creation-date>
    <meta:initial-creator>Apache POI</meta:initial-creator>
    <meta:generator>LibreOffice/6.0.7.3$Linux_X86_64 LibreOffice_project/00m0$Build-3</meta:generator>
    <meta:document-statistic meta:table-count="2" meta:cell-count="6804" meta:object-count="0"/>
  </office:meta>
</office:document-meta>
</file>